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margin-top="0.42cm" fo:margin-bottom="0.9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7" text:outline-level="1">FACTURATION DES ACTES AMG NORD</text:h>
      <text:h text:style-name="Heading_20_1" text:outline-level="1">Référence éta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4">Total :</text:p>
          </table:table-cell>
          <table:covered-table-cell/>
          <table:table-cell table:style-name="Tableau1.G10" office:value-type="string">
            <text:p text:style-name="P4"><text:text-input text:description="&lt;formatLang(total(),grouping=True,digits=0)&gt;">&lt;formatLang(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7-10T21:55:05.286496785</dc:date>
    <meta:editing-duration>PT6H56M56S</meta:editing-duration>
    <meta:editing-cycles>118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4" meta:word-count="109" meta:character-count="638" meta:non-whitespace-character-count="595"/>
  </office:meta>
</office:document-meta>
</file>